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a351e"/>
    </style:style>
    <style:style style:name="P2" style:family="paragraph" style:parent-style-name="Standard">
      <style:text-properties officeooo:paragraph-rsid="000bd5a0"/>
    </style:style>
    <style:style style:name="P3" style:family="paragraph" style:parent-style-name="Standard">
      <style:text-properties fo:font-weight="bold" officeooo:paragraph-rsid="000bd5a0" style:font-weight-asian="bold" style:font-weight-complex="bold"/>
    </style:style>
    <style:style style:name="P4" style:family="paragraph" style:parent-style-name="Standard">
      <style:text-properties fo:font-size="14pt" fo:font-weight="bold" officeooo:rsid="000a351e" officeooo:paragraph-rsid="000a351e" style:font-size-asian="12.25pt" style:font-weight-asian="bold" style:font-size-complex="14pt" style:font-weight-complex="bold"/>
    </style:style>
    <style:style style:name="P5" style:family="paragraph" style:parent-style-name="Standard">
      <style:text-properties fo:font-size="14pt" officeooo:rsid="000e07a3" officeooo:paragraph-rsid="000a351e" style:font-size-asian="14pt" style:font-size-complex="14pt"/>
    </style:style>
    <style:style style:name="P6" style:family="paragraph" style:parent-style-name="Standard">
      <style:text-properties officeooo:paragraph-rsid="000e07a3"/>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text-properties officeooo:paragraph-rsid="000bd5a0"/>
    </style:style>
    <style:style style:name="P14" style:family="paragraph" style:parent-style-name="Text_20_body">
      <style:text-properties officeooo:rsid="000bd5a0" officeooo:paragraph-rsid="000bd5a0"/>
    </style:style>
    <style:style style:name="P15" style:family="paragraph" style:parent-style-name="Text_20_body">
      <style:text-properties fo:font-weight="bold" officeooo:paragraph-rsid="000bd5a0" style:font-weight-asian="bold" style:font-weight-complex="bold"/>
    </style:style>
    <style:style style:name="P16" style:family="paragraph" style:parent-style-name="Text_20_body" style:list-style-name="L5"/>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6"/>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text-properties fo:font-size="14pt" officeooo:rsid="000bd5a0" officeooo:paragraph-rsid="000bd5a0" style:font-size-asian="14pt" style:font-size-complex="14pt"/>
    </style:style>
    <style:style style:name="P21" style:family="paragraph" style:parent-style-name="Text_20_body">
      <style:text-properties fo:font-size="14pt" officeooo:rsid="000d128f" officeooo:paragraph-rsid="000d128f" style:font-size-asian="14pt" style:font-size-complex="14pt"/>
    </style:style>
    <style:style style:name="P22" style:family="paragraph" style:parent-style-name="Text_20_body">
      <style:text-properties fo:font-size="14pt" officeooo:rsid="000db1ec" officeooo:paragraph-rsid="000db1ec" style:font-size-asian="14pt" style:font-size-complex="14pt"/>
    </style:style>
    <style:style style:name="P23" style:family="paragraph" style:parent-style-name="Text_20_body">
      <style:text-properties fo:font-size="14pt" officeooo:rsid="000e07a3" officeooo:paragraph-rsid="000e07a3" style:font-size-asian="14pt" style:font-size-complex="14pt"/>
    </style:style>
    <style:style style:name="P24" style:family="paragraph" style:parent-style-name="Text_20_body">
      <style:text-properties fo:font-size="14pt" officeooo:rsid="000e07a3" officeooo:paragraph-rsid="000a351e" style:font-size-asian="14pt" style:font-size-complex="14pt"/>
    </style:style>
    <style:style style:name="P25" style:family="paragraph" style:parent-style-name="Text_20_body" style:list-style-name="L8"/>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0">
      <style:paragraph-properties fo:margin-top="0in" fo:margin-bottom="0in" style:contextual-spacing="false"/>
    </style:style>
    <style:style style:name="P30" style:family="paragraph" style:parent-style-name="Text_20_body" style:list-style-name="L11"/>
    <style:style style:name="P31" style:family="paragraph" style:parent-style-name="Text_20_body" style:list-style-name="L11">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5">
      <style:paragraph-properties fo:margin-top="0in" fo:margin-bottom="0in" style:contextual-spacing="false"/>
    </style:style>
    <style:style style:name="T1" style:family="text">
      <style:text-properties fo:language="en" fo:country="US"/>
    </style:style>
    <style:style style:name="T2" style:family="text">
      <style:text-properties fo:font-size="12pt" officeooo:rsid="000a351e" style:font-size-asian="10.5pt" style:font-size-complex="12pt"/>
    </style:style>
    <style:style style:name="T3" style:family="text">
      <style:text-properties fo:font-size="12pt" fo:font-weight="bold" officeooo:rsid="000a351e" style:font-size-asian="10.5pt" style:font-weight-asian="bold" style:font-size-complex="12pt" style:font-weight-complex="bold"/>
    </style:style>
    <style:style style:name="T4" style:family="text">
      <style:text-properties officeooo:rsid="000bd5a0"/>
    </style:style>
    <style:style style:name="T5" style:family="text">
      <style:text-properties fo:font-weight="bold" style:font-weight-asian="bold" style:font-weight-complex="bold"/>
    </style:style>
    <style:style style:name="T6" style:family="text">
      <style:text-properties fo:font-weight="bold" officeooo:rsid="000d128f"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d128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Strong_20_Emphasis">OBL2-OS</text:span></text:p>
      <text:p text:style-name="Text_20_body"><text:span text:style-name="Strong_20_Emphasis">1. Processes and Threads</text:span></text:p>
      <text:list xml:id="list3197408832" text:style-name="L14">
        <text:list-item>
          <text:p text:style-name="P32"><text:span text:style-name="Strong_20_Emphasis">1.1</text:span><text:line-break/>A process, in its simplest form, is an executing program. Threads run within the context of a process, with one or more threads being present in a process. The basic unit that an operating system allocates processor time to is called a thread. Threads have the capability to execute any section of the process code, even if another thread is currently executing the same section.</text:p>
        </text:list-item>
        <text:list-item>
          <text:p text:style-name="P32"><text:span text:style-name="Strong_20_Emphasis">1.2</text:span></text:p>
          <text:list>
            <text:list-item>
              <text:p text:style-name="P32"><text:span text:style-name="Strong_20_Emphasis">Threads for Parallel Processing:</text:span><text:line-break/><text:span text:style-name="Strong_20_Emphasis">Scenario:</text:span> Image Processing Application<text:line-break/>A software application applies various filters to images.<text:line-break/><text:span text:style-name="Strong_20_Emphasis">Why Threads?</text:span><text:line-break/>• <text:span text:style-name="Strong_20_Emphasis">Shared Memory:</text:span> All threads share the same image data, avoiding duplication.<text:line-break/>• <text:span text:style-name="Strong_20_Emphasis">Lightweight:</text:span> Creating a thread is quicker than initiating a process.<text:line-break/>• <text:span text:style-name="Strong_20_Emphasis">Efficiency:</text:span> Threads can work on multiple sections of an image simultaneously.</text:p>
            </text:list-item>
            <text:list-item>
              <text:p text:style-name="P32"><text:span text:style-name="Strong_20_Emphasis">Processes for Parallel Processing:</text:span><text:line-break/><text:span text:style-name="Strong_20_Emphasis">Scenario:</text:span> Web Server Handling Requests<text:line-break/>A web server serves clients with files based on their requests.<text:line-break/><text:span text:style-name="Strong_20_Emphasis">Why Processes?</text:span><text:line-break/>• <text:span text:style-name="Strong_20_Emphasis">Isolation:</text:span> A crashing request doesn't impact other requests.<text:line-break/>• <text:span text:style-name="Strong_20_Emphasis">Security:</text:span> Processes offer enhanced protection against potential breaches.<text:line-break/>• <text:span text:style-name="Strong_20_Emphasis">Simplicity:</text:span> Every request gets processed independently.</text:p>
            </text:list-item>
          </text:list>
        </text:list-item>
        <text:list-item>
          <text:p text:style-name="P32"><text:span text:style-name="Strong_20_Emphasis">1.3</text:span><text:line-break/>Every thread requires a Thread Control Block (TCB) for storing specific details necessary for its management and execution. The TCB houses essential information such as the thread's current state, priority level, program counter, registers, and the stack pointer. Without a TCB, the operating system would be unable to determine a thread's status, making operations like thread management and context switching infeasible.</text:p>
        </text:list-item>
        <text:list-item>
          <text:p text:style-name="P32"><text:span text:style-name="Strong_20_Emphasis">1.4</text:span></text:p>
          <text:list>
            <text:list-item>
              <text:p text:style-name="P32"><text:span text:style-name="Strong_20_Emphasis">Cooperative (Voluntary) Threading:</text:span><text:line-break/>• Threads voluntarily give up control, typically when waiting for resources or during idle times.<text:line-break/>• <text:span text:style-name="Strong_20_Emphasis">Context Switch Steps:</text:span><text:line-break/>1. The active thread chooses to yield.<text:line-break/>2. The thread saves its current state, including registers and program counter.<text:line-break/>3. Control shifts to the scheduler.<text:line-break/>4. The scheduler picks the next thread to run.<text:line-break/>5. The new thread's saved state gets restored, allowing it to continue execution.</text:p>
            </text:list-item>
            <text:list-item>
              <text:p text:style-name="P32"><text:span text:style-name="Strong_20_Emphasis">Pre-emptive (Involuntary) Threading:</text:span><text:line-break/>• The OS takes the decision on task switching based on a timer or priority. A thread <text:soft-page-break/>might be interrupted without its consent.<text:line-break/>• <text:span text:style-name="Strong_20_Emphasis">Context Switch Steps:</text:span><text:line-break/>1. A timer or an interrupt indicates the need to switch tasks.<text:line-break/>2. The OS saves the current thread's state.<text:line-break/>3. Control moves to the scheduler.<text:line-break/>4. The scheduler chooses the next thread based on specific algorithms or priority levels.<text:line-break/>5. The new thread's state gets restored by the OS, and it starts/resumes its task.</text:p>
            </text:list-item>
          </text:list>
        </text:list-item>
      </text:list>
      <text:p text:style-name="Text_20_body">The crucial distinction between the two lies in the initiator of the switch: the thread in cooperative threading and the OS in pre-emptive threading.</text:p>
      <text:p text:style-name="Text_20_body"><text:span text:style-name="Strong_20_Emphasis">2. C Program with POSIX Threads</text:span></text:p>
      <text:list xml:id="list2786262318" text:style-name="L15">
        <text:list-item>
          <text:p text:style-name="P33"><text:span text:style-name="Strong_20_Emphasis">2.1</text:span><text:line-break/>The function <text:span text:style-name="Source_20_Text">go(void *n)</text:span> is executed by each thread. It:</text:p>
          <text:list>
            <text:list-item>
              <text:p text:style-name="P34">Prints the message "Hello from thread" followed by the thread's number.</text:p>
            </text:list-item>
            <text:list-item>
              <text:p text:style-name="P34">Concludes the thread with a value that's the sum of 100 and the thread's number.</text:p>
            </text:list-item>
          </text:list>
        </text:list-item>
        <text:list-item>
          <text:p text:style-name="P33"><text:span text:style-name="Strong_20_Emphasis">2.2</text:span><text:line-break/>Thread execution order and message display from the threads are unpredictable and may vary with each program run. This inconsistency stems from the concurrent execution of threads and the OS's scheduling mechanism. Factors like OS policies, system load, and other dynamic runtime conditions can influence this order.</text:p>
        </text:list-item>
        <text:list-item>
          <text:p text:style-name="P33"><text:span text:style-name="Strong_20_Emphasis">2.3</text:span></text:p>
          <text:list>
            <text:list-item>
              <text:p text:style-name="P33"><text:span text:style-name="Strong_20_Emphasis">Minimum Number of Threads:</text:span><text:line-break/>After thread 8 starts but before it prints its message, threads 0-7 could have already completed their tasks and exited. Hence, at this point, you could have thread 8, potentially thread 9, and the main thread running. Minimum threads = 3.</text:p>
            </text:list-item>
            <text:list-item>
              <text:p text:style-name="P33"><text:span text:style-name="Strong_20_Emphasis">Maximum Number of Threads:</text:span><text:line-break/>If thread 8 begins right after its initiation, even before threads 0-7 have completed, then threads 0-9 and the main thread are all running simultaneously. Maximum threads = 11.</text:p>
            </text:list-item>
          </text:list>
        </text:list-item>
        <text:list-item>
          <text:p text:style-name="P33"><text:span text:style-name="Strong_20_Emphasis">2.4</text:span><text:line-break/>The <text:span text:style-name="Source_20_Text">pthread_join</text:span> function serves to:</text:p>
          <text:list>
            <text:list-item>
              <text:p text:style-name="P34">Make one thread wait for another to conclude.</text:p>
            </text:list-item>
            <text:list-item>
              <text:p text:style-name="P34">Fetch the exit status of the concluded thread.</text:p>
            </text:list-item>
            <text:list-item>
              <text:p text:style-name="P34">Ensure resource release for the completed thread. Its application in your code assures that all threads wrap up before the main thread advances.</text:p>
            </text:list-item>
          </text:list>
        </text:list-item>
        <text:list-item>
          <text:p text:style-name="P33"><text:span text:style-name="Strong_20_Emphasis">2.5</text:span><text:line-break/>Threads 0 through 4 will execute and complete rapidly, barring any unexpected scheduling behaviors. However, when thread 5 starts:</text:p>
          <text:list>
            <text:list-item>
              <text:p text:style-name="P34">It displays "Hello from thread 5" and then goes into a 2-second sleep.</text:p>
            </text:list-item>
            <text:list-item>
              <text:p text:style-name="P34">During thread 5's sleep, threads 6 to 9 could begin their tasks and wrap up.</text:p>
            </text:list-item>
            <text:list-item>
              <text:p text:style-name="P34"><text:soft-page-break/>Post the 2-second pause, thread 5 resumes and terminates immediately via <text:span text:style-name="Source_20_Text">pthread_exit</text:span>.</text:p>
            </text:list-item>
          </text:list>
        </text:list-item>
        <text:list-item>
          <text:p text:style-name="P33"><text:span text:style-name="Strong_20_Emphasis">2.6</text:span><text:line-break/>When the <text:span text:style-name="Source_20_Text">pthread_join</text:span> function returns for a specific thread X, that thread is deemed "terminated". It implies that the thread has wrapped up its operations, and any system-reclaimable resources associated with it have been released.</text:p>
        </text:list-item>
      </text:lis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22:11:44.376993291</meta:creation-date>
    <dc:date>2023-09-27T18:04:46.038148733</dc:date>
    <meta:editing-duration>PT18M39S</meta:editing-duration>
    <meta:editing-cycles>2</meta:editing-cycles>
    <meta:generator>LibreOffice/7.3.7.2$Linux_X86_64 LibreOffice_project/30$Build-2</meta:generator>
    <meta:document-statistic meta:table-count="0" meta:image-count="0" meta:object-count="0" meta:page-count="3" meta:paragraph-count="28" meta:word-count="748" meta:character-count="4604" meta:non-whitespace-character-count="3908"/>
  </office:meta>
</office:document-meta>
</file>